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ExtFilter.select( Viewer viewer , Object parent , Object ele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leExtFilter.FileExtFilter( String [ ] target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